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T1" style:family="text">
      <style:text-properties fo:color="#6a6a6a"/>
    </style:style>
    <style:style style:name="T2" style:family="text">
      <style:text-properties fo:font-style="italic"/>
    </style:style>
    <style:style style:name="T3" style:family="text">
      <style:text-properties fo:font-weight="bold"/>
    </style:style>
    <style:style style:name="P1" style:family="paragraph" style:parent-style-name="Normal">
      <style:paragraph-properties fo:text-indent="-0.3in"/>
    </style:style>
    <text:list-style style:name="L1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  <text:list-level-style-bullet text:level="2" text:bullet-char="•">
        <style:text-properties style:font-name="FreeSerif"/>
        <style:list-level-properties text:min-label-width="0.3in" text:space-before="1.77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</office:automatic-styles>
  <office:body>
    <office:text>
      <text:p text:style-name="Heading 1">Unofficial gvSIG Mobile for Linux devices</text:p>
      <text:p text:style-name="Heading 2"><text:span text:style-name="T1">Starting the application</text:span></text:p>
      <text:p text:style-name="Normal">There should be an icon under "Applications - Geospatial Beta software" to start this application. You can also start it by typing <text:span text:style-name="T2">ugvsigmo</text:span> in a Linux terminal. </text:p>
      <text:p text:style-name="Heading 2"><text:span text:style-name="T1">Documentation</text:span></text:p>
      <text:list text:style-name="L1">
        <text:list-item>
          <text:p text:style-name="P1"><text:tab/><text:span text:style-name="T3">English</text:span></text:p>
          <text:list>
            <text:list-item>
              <text:p text:style-name="P1"><text:tab/><text:a xlink:href="file:///usr/local/share/ugvsigmobile/English_One-page_User_Manual.pdf"><text:span text:style-name="T3">[open]</text:span></text:a> One-page user manual</text:p>
            </text:list-item>
            <text:list-item>
              <text:p text:style-name="P1"><text:tab/><text:a xlink:href="file:///usr/local/share/ugvsigmobile/English_Special_Vintage_Gallery.pdf"><text:span text:style-name="T3">[open]</text:span></text:a> Special British maps gallery</text:p>
            </text:list-item>
            <text:list-item>
              <text:p text:style-name="P1"><text:tab/><text:a xlink:href="file:///usr/local/share/ugvsigmobile/English_Synchronisation_Brochure.pdf"><text:span text:style-name="T3">[open]</text:span></text:a> Geo-synchronisation brochure</text:p>
            </text:list-item>
          </text:list>
        </text:list-item>
        <text:list-item>
          <text:p text:style-name="P1"><text:tab/><text:span text:style-name="T3">Italiano</text:span></text:p>
          <text:list>
            <text:list-item>
              <text:p text:style-name="P1"><text:tab/><text:a xlink:href="file:///usr/local/share/ugvsigmobile/Italiano_One-page_User_Manual.pdf"><text:span text:style-name="T3">[apri]</text:span></text:a> Manuale sintetico per l'utente</text:p>
            </text:list-item>
            <text:list-item>
              <text:p text:style-name="P1"><text:tab/><text:a xlink:href="file:///usr/local/share/ugvsigmobile/Italiano_Special_Vintage_Gallery.pdf"><text:span text:style-name="T3">[apri]</text:span></text:a> Elenco layer britanici</text:p>
            </text:list-item>
            <text:list-item>
              <text:p text:style-name="P1"><text:tab/><text:a xlink:href="file:///usr/local/share/ugvsigmobile/Italiano_Synchronisation_Brochure.pdf"><text:span text:style-name="T3">[apri]</text:span></text:a> Presentazione speciale: geo-sincronizzazione</text:p>
            </text:list-item>
          </text:list>
        </text:list-item>
      </text:list>
      <text:p text:style-name="Normal">For more details, visit these websites: </text:p>
      <text:list text:style-name="L2">
        <text:list-item>
          <text:p text:style-name="P1"><text:tab/>Project website: <text:a xlink:href="http%3a//gvsigmobileonopenmoko.wordpress.com">http://gvsigmobileonopenmoko.wordpress.com</text:a></text:p>
        </text:list-item>
        <text:list-item>
          <text:p text:style-name="P1"><text:tab/>Tellus project website: <text:a xlink:href="http://tellusproject.blogspot.com/">http://tellusproject.blogspot.com</text:a></text:p>
        </text:list-item>
      </text:list>
      <text:p text:style-name="Heading 2"><text:span text:style-name="T1">Special thanks</text:span></text:p>
      <text:list text:style-name="L3">
        <text:list-item>
          <text:p text:style-name="P1"><text:tab/>Manuel Gomez from <text:a xlink:href="http%3a//www.ubikis.com">Ubikis</text:a> (Lyon, France)</text:p>
        </text:list-item>
        <text:list-item>
          <text:p text:style-name="P1"><text:tab/>Joseph Reeves and all the crew from <text:a xlink:href="http%3a//www.oadigital.net">Oxford Archaeology</text:a> (Oxford, UK)</text:p>
        </text:list-item>
      </text:list>
      <text:p text:style-name="Heading 2"><text:span text:style-name="T1">Background</text:span></text:p>
      <text:p text:style-name="Normal">The gvSIG and gvSIG Mobile projects are funded by the Conselleria d'Infraestructures i Transports (Generalitat Valenciana, Spain) and developed by Prodevelop SL, Iver and Instituto Robotica (UV):<text:line-break/><text:line-break/><text:a xlink:href="http%3a//www.gvsig.gva.es">http://www.gvsig.gva.es</text:a> </text:p>
      <text:p text:style-name="Normal">gvSIG Mobile is a JME-CDC GIS application that runs on pocket PCs and smartphones. The official version runs so far only on Windows Mobile. </text:p>
      <text:p text:style-name="Normal">In summer 2008, Joseph Reeves from <text:a xlink:href="http%3a//www.oadigital.net">Oxford Archaeology</text:a> showed great interest in using gvSIG Mobile on <text:a xlink:href="http://wiki.openmoko.org/wiki/Main_Page">Openmoko</text:a>, a Linux-based operating system used on a new phone called Neo Freerunner. So I started to create an unofficial version with a new GUI (simpler and more finger-oriented), based on the not-so-mature Java resources available on Openmoko. This software is now available in an initial beta version so that we can receive some feed-back from users.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